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bc494"/>
    </style:style>
    <style:style style:name="T1" style:family="text">
      <style:text-properties officeooo:rsid="001bc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string </text:p>
      <text:p text:style-name="P1">Picture of the bottle (can be anything for the prototype): string</text:p>
      <text:p text:style-name="P1">Short description (that fits space available):<text:span text:style-name="T1">string</text:span></text:p>
      <text:p text:style-name="P1"><text:s text:c="2"/>Bottle size : string</text:p>
      <text:p text:style-name="P1"><text:s/>Price :integer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21:01:30.775549969</meta:creation-date>
    <dc:date>2015-11-27T22:02:54.664106467</dc:date>
    <meta:editing-duration>PT46M13S</meta:editing-duration>
    <meta:editing-cycles>1</meta:editing-cycles>
    <meta:document-statistic meta:table-count="0" meta:image-count="0" meta:object-count="0" meta:page-count="1" meta:paragraph-count="6" meta:word-count="24" meta:character-count="168" meta:non-whitespace-character-count="144"/>
    <meta:generator>LibreOffice/4.2.7.2$Linux_X86_64 LibreOffice_project/420m0$Build-2</meta:generator>
  </office:meta>
</office:document-meta>
</file>